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6.25cm" fo:min-width="6.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45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6.994cm" fo:min-width="15.396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9cm" fo:min-width="6.99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5.183cm" fo:min-width="11.07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9cm" fo:min-width="6.867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173cm" fo:min-width="6.82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9cm" fo:min-width="6.23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95cm" fo:min-width="2.25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388cm" fo:min-width="3.046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35cm" fo:min-width="6.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55cm" fo:min-width="4.8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84cm" fo:min-width="2.234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25cm" fo:min-width="3.7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272cm" fo:min-width="3.726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4cm" fo:min-width="3.29cm" fo:padding-top="0.175cm" fo:padding-bottom="0.175cm" fo:padding-left="0.3cm" fo:padding-right="0.3cm" fo:wrap-option="no-wrap"/>
    </style:style>
    <style:style style:name="gr19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2" draw:layer="layout" svg:width="7.4cm" svg:height="6.6cm" svg:x="9.5cm" svg:y="3cm">
          <text:p text:style-name="P1"><text:span text:style-name="T1">list_vt_make_pai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3.9cm" svg:x="1.174cm" svg:y="1.75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7cm" svg:x="2.374cm" svg:y="3.052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588cm" svg:height="1.431cm" svg:x="1.915cm" svg:y="1.021cm">
          <draw:text-box>
            <text:p><text:span text:style-name="T1">int</text:span></text:p>
          </draw:text-box>
        </draw:frame>
        <draw:custom-shape draw:style-name="gr2" draw:text-style-name="P2" draw:layer="layout" svg:width="5.4cm" svg:height="3.9cm" svg:x="1.2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7cm" svg:x="2.4cm" svg:y="8.4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588cm" svg:height="1.431cm" svg:x="1.941cm" svg:y="6.369cm">
          <draw:text-box>
            <text:p><text:span text:style-name="T1">int</text:span></text:p>
          </draw:text-box>
        </draw:frame>
        <draw:custom-shape draw:style-name="gr3" draw:text-style-name="P2" draw:layer="layout" svg:width="4.345cm" svg:height="3.6cm" svg:x="6.1cm" svg:y="4.6cm">
          <text:p text:style-name="P1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xml:id="id2" draw:id="id2" draw:layer="layout" svg:width="15.996cm" svg:height="7.344cm" svg:x="19.665cm" svg:y="6.57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7.595cm" svg:height="1.44cm" svg:x="20.022cm" svg:y="5.839cm">
          <draw:text-box>
            <text:p><text:span text:style-name="T1">list_vt_cons(int, 2)</text:span></text:p>
          </draw:text-box>
        </draw:frame>
        <draw:custom-shape draw:style-name="gr7" draw:text-style-name="P2" draw:layer="layout" svg:width="11.67cm" svg:height="5.533cm" svg:x="23.589cm" svg:y="7.88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.467cm" svg:height="1.439cm" svg:x="23.946cm" svg:y="7.147cm">
          <draw:text-box>
            <text:p><text:span text:style-name="T1">list_vt_cons(int, 1)</text:span></text:p>
          </draw:text-box>
        </draw:frame>
        <draw:custom-shape draw:style-name="gr9" draw:text-style-name="P2" draw:layer="layout" svg:width="7.422cm" svg:height="3.523cm" svg:x="27.434cm" svg:y="9.289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6.836cm" svg:height="1.44cm" svg:x="27.791cm" svg:y="8.553cm">
          <draw:text-box>
            <text:p><text:span text:style-name="T1">list_vt_nil(int, 0)</text:span></text:p>
          </draw:text-box>
        </draw:frame>
        <draw:custom-shape draw:style-name="gr11" draw:text-style-name="P2" draw:layer="layout" svg:width="3.018cm" svg:height="1.711cm" svg:x="20.168cm" svg:y="10.397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372cm" svg:height="3.622cm" draw:transform="rotate (-0.411723170545463) translate (16.65cm 4.4cm)">
          <text:p text:style-name="P1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3.018cm" svg:height="1.711cm" svg:x="23.991cm" svg:y="10.397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018cm" svg:height="1.711cm" svg:x="29.726cm" svg:y="10.397cm">
          <text:p text:style-name="P1"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7.4cm" svg:height="4.7cm" svg:x="9.5cm" svg:y="12cm">
          <text:p text:style-name="P1"><text:span text:style-name="T1">list_vt_fre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4cm" svg:height="3.9cm" svg:x="1.2cm" svg:y="12.4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1.7cm" svg:x="2.4cm" svg:y="13.731cm">
          <text:p text:style-name="P1"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058cm" svg:height="1.431cm" svg:x="1.941cm" svg:y="11.7cm">
          <draw:text-box>
            <text:p><text:span text:style-name="T1">void</text:span></text:p>
          </draw:text-box>
        </draw:frame>
        <draw:custom-shape draw:style-name="gr16" draw:text-style-name="P2" draw:layer="layout" svg:width="4.3cm" svg:height="3.6cm" svg:x="5.9cm" svg:y="12.6cm">
          <text:p text:style-name="P1"><text:span text:style-name="T1">return</text:span></text:p>
          <draw:enhanced-geometry svg:viewBox="0 0 21600 21600" draw:text-areas="0 ?f0 ?f5 ?f2" draw:mirror-horizontal="true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4.326cm" svg:height="3.622cm" draw:transform="rotate (-0.420973415581032) translate (16.824cm 11.626cm)">
          <text:p text:style-name="P1"><text:span text:style-name="T1">call</text:span></text:p>
          <draw:enhanced-geometry svg:viewBox="0 0 21600 21600" draw:text-areas="0 ?f0 ?f5 ?f2" draw:mirror-horizontal="true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xml:id="id3" draw:id="id3" draw:layer="layout" svg:width="4.2cm" svg:height="1.5cm" svg:x="14.1cm" svg:y="10.6cm">
          <text:p text:style-name="P1"><text:span text:style-name="T1">Consume</text:span></text:p>
          <draw:enhanced-geometry svg:viewBox="0 0 21600 21600" draw:text-areas="800 800 20800 20800" draw:type="round-rectangular-callout" draw:modifiers="2133.77767198286 32162.5582944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xml:id="id1" draw:id="id1" draw:layer="layout" svg:width="4.2cm" svg:height="1.5cm" svg:x="16.3cm" svg:y="1.3cm">
          <text:p text:style-name="P1"><text:span text:style-name="T1">Produce</text:span></text:p>
          <draw:enhanced-geometry svg:viewBox="0 0 21600 21600" draw:text-areas="800 800 20800 20800" draw:type="round-rectangular-callout" draw:modifiers="2133.77767198286 32162.5582944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9" draw:text-style-name="P1" draw:layer="layout" draw:type="curve" svg:x1="20.5cm" svg:y1="2.05cm" svg:x2="27.663cm" svg:y2="6.574cm" draw:start-shape="id1" draw:start-glue-point="1" draw:end-shape="id2" svg:d="M20500 2050c4776 0 7163 1508 7163 4524" svg:viewBox="0 0 7164 4525">
          <text:p/>
        </draw:connector>
        <draw:connector draw:style-name="gr19" draw:text-style-name="P1" draw:layer="layout" draw:type="curve" svg:x1="16.2cm" svg:y1="10.6cm" svg:x2="19.665cm" svg:y2="10.246cm" draw:start-shape="id3" draw:start-glue-point="0" draw:end-shape="id2" draw:end-glue-point="3" svg:d="M16200 10600c0-825 1391-687 2002-569s440 215 1463 215" svg:viewBox="0 0 3466 6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32M13S</meta:editing-duration>
    <meta:editing-cycles>54</meta:editing-cycles>
    <meta:generator>LibreOffice/4.3.3.2$Linux_X86_64 LibreOffice_project/430m0$Build-2</meta:generator>
    <meta:initial-creator>Okabe Kiwamu</meta:initial-creator>
    <dc:date>2015-03-04T17:02:48.436622851</dc:date>
    <meta:document-statistic meta:object-count="28"/>
    <meta:template xlink:type="simple" xlink:actuate="onRequest" xlink:title="図A4横" xlink:href="../.config/libreoffice/4/user/template/A4横.otg" meta:date="2014-08-02T09:46:36.945652124"/>
  </office:meta>
</office:document-meta>
</file>